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053cm" svg:stroke-color="#ff3333" draw:marker-start-width="0.279cm" draw:marker-end-width="0.27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>
      <style:graphic-properties svg:stroke-width="0.053cm" svg:stroke-color="#ff3333" draw:marker-start-width="0.279cm" draw:marker-end-width="0.27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4.2cm" svg:height="1.4cm" svg:x="3cm" svg:y="5.6cm">
          <text:p text:style-name="P1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1.4cm" svg:x="20.4cm" svg:y="3.4cm">
          <text:p text:style-name="P1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4cm" svg:x="16cm" svg:y="1.8cm">
          <text:p text:style-name="P1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4cm" svg:x="2.6cm" svg:y="7.4cm">
          <text:p text:style-name="P1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20.6cm" svg:y="14.8cm">
          <text:p text:style-name="P1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21.8cm" svg:y="1.8cm">
          <text:p text:style-name="P1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4cm" svg:x="11.8cm" svg:y="6.6cm">
          <text:p text:style-name="P1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4cm" svg:x="11.2cm" svg:y="18.4cm">
          <text:p text:style-name="P1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1.4cm" svg:x="18.6cm" svg:y="16.6cm">
          <text:p text:style-name="P1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4cm" svg:x="1.6cm" svg:y="17.6cm">
          <text:p text:style-name="P1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custom-shape draw:style-name="gr1" draw:text-style-name="P3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4" draw:text-style-name="P3" draw:layer="Layout" svg:width="4.8cm" svg:height="1.4cm" svg:x="11.2cm" svg:y="18.4cm">
          <text:p text:style-name="P3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cm" svg:height="6cm" svg:x="14.4cm" svg:y="1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6cm" svg:height="3.4cm" svg:x="0.2cm" svg:y="17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cm" svg:height="4cm" svg:x="0.6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custom-shape draw:style-name="gr6" draw:text-style-name="P4" draw:layer="Layout" svg:width="12.2cm" svg:height="5cm" svg:x="15.4cm" svg:y="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3cm" svg:y="5.6cm">
          <text:p text:style-name="P3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4cm" svg:y="3.4cm">
          <text:p text:style-name="P3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16cm" svg:y="1.8cm">
          <text:p text:style-name="P3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2.6cm" svg:y="7.4cm">
          <text:p text:style-name="P3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0.6cm" svg:y="14.8cm">
          <text:p text:style-name="P3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1.8cm" svg:y="1.8cm">
          <text:p text:style-name="P3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11.8cm" svg:y="6.6cm">
          <text:p text:style-name="P3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1.4cm" svg:x="18.6cm" svg:y="16.6cm">
          <text:p text:style-name="P3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4cm" svg:x="1.6cm" svg:y="17.6cm">
          <text:p text:style-name="P3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.8cm" svg:height="2.384cm" svg:x="0.5cm" svg:y="0.5cm">
          <draw:text-box>
            <text:p text:style-name="P5">Run r.stats to calculate statistics and assign areas to maps</text:p>
          </draw:text-box>
        </draw:frame>
        <draw:custom-shape draw:style-name="gr4" draw:text-style-name="P3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2cm" svg:height="1.673cm" svg:x="15.8cm" svg:y="0.228cm">
          <draw:text-box>
            <text:p text:style-name="P5">Functions to deal with scales – distances in meters to pixels</text:p>
          </draw:text-box>
        </draw:frame>
        <draw:frame draw:style-name="gr2" draw:text-style-name="P5" draw:layer="layout" svg:width="7.8cm" svg:height="1.673cm" svg:x="0cm" svg:y="18.927cm">
          <draw:text-box>
            <text:p text:style-name="P5">Selects an output directory from the GUI</text:p>
          </draw:text-box>
        </draw:frame>
        <draw:custom-shape draw:style-name="gr1" draw:text-style-name="P3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4cm" svg:height="1.673cm" svg:x="14.3cm" svg:y="14.7cm">
          <draw:text-box>
            <text:p text:style-name="P5">Creates text file with map statistics</text:p>
          </draw:text-box>
        </draw:frame>
        <draw:frame draw:style-name="gr2" draw:text-style-name="P5" draw:layer="layout" svg:width="7.8cm" svg:height="1.673cm" svg:x="18.8cm" svg:y="18.2cm">
          <draw:text-box>
            <text:p text:style-name="P5">Creates text files for input in BioDIM IB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4" draw:text-style-name="P3" draw:layer="Layout" svg:width="4.2cm" svg:height="1.4cm" svg:x="3cm" svg:y="5.6cm">
          <text:p text:style-name="P3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4cm" svg:y="3.4cm">
          <text:p text:style-name="P3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16cm" svg:y="1.8cm">
          <text:p text:style-name="P3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2.6cm" svg:y="7.4cm">
          <text:p text:style-name="P3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0.6cm" svg:y="14.8cm">
          <text:p text:style-name="P3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1.8cm" svg:y="1.8cm">
          <text:p text:style-name="P3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11.8cm" svg:y="6.6cm">
          <text:p text:style-name="P3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1.4cm" svg:x="11.2cm" svg:y="18.4cm">
          <text:p text:style-name="P3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1.4cm" svg:x="18.6cm" svg:y="16.6cm">
          <text:p text:style-name="P3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4cm" svg:x="1.6cm" svg:y="17.6cm">
          <text:p text:style-name="P3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custom-shape draw:style-name="gr7" draw:text-style-name="P4" draw:layer="layout" svg:width="7cm" svg:height="5cm" svg:x="10.8cm" svg:y="6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6cm" svg:height="2.384cm" svg:x="11.4cm" svg:y="8.4cm">
          <draw:text-box>
            <text:p text:style-name="P4">Creates binary maps from land-use maps</text:p>
          </draw:text-box>
        </draw:frame>
        <draw:custom-shape draw:style-name="gr1" draw:text-style-name="P3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4" draw:text-style-name="P3" draw:layer="Layout" svg:width="4.6cm" svg:height="1.4cm" svg:x="11.8cm" svg:y="6.6cm">
          <text:p text:style-name="P3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10.6cm" svg:x="0.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3cm" svg:y="5.6cm">
          <text:p text:style-name="P3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4cm" svg:y="3.4cm">
          <text:p text:style-name="P3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16cm" svg:y="1.8cm">
          <text:p text:style-name="P3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2.6cm" svg:y="7.4cm">
          <text:p text:style-name="P3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0.6cm" svg:y="14.8cm">
          <text:p text:style-name="P3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1.8cm" svg:y="1.8cm">
          <text:p text:style-name="P3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1.4cm" svg:x="11.2cm" svg:y="18.4cm">
          <text:p text:style-name="P3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1.4cm" svg:x="18.6cm" svg:y="16.6cm">
          <text:p text:style-name="P3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4cm" svg:x="1.6cm" svg:y="17.6cm">
          <text:p text:style-name="P3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frame draw:style-name="gr2" draw:text-style-name="P5" draw:layer="layout" svg:width="5.6cm" svg:height="1.673cm" svg:x="7.2cm" svg:y="5.4cm">
          <draw:text-box>
            <text:p text:style-name="P5">Calculates patch size</text:p>
          </draw:text-box>
        </draw:frame>
        <draw:frame draw:style-name="gr2" draw:text-style-name="P5" draw:layer="layout" svg:width="5.2cm" svg:height="3.095cm" svg:x="7.6cm" svg:y="7.6cm">
          <draw:text-box>
            <text:p text:style-name="P5">Calculates fragment size and structural connectivity</text:p>
          </draw:text-box>
        </draw:frame>
        <draw:frame draw:style-name="gr2" draw:text-style-name="P5" draw:layer="layout" svg:width="10.6cm" svg:height="0.962cm" svg:x="1.4cm" svg:y="11.4cm">
          <draw:text-box>
            <text:p text:style-name="P5">Calculates percentage of habitat</text:p>
          </draw:text-box>
        </draw:frame>
        <draw:frame draw:style-name="gr2" draw:text-style-name="P5" draw:layer="layout" svg:width="10.6cm" svg:height="1.673cm" svg:x="1.2cm" svg:y="13.938cm">
          <draw:text-box>
            <text:p text:style-name="P5">Calculates functionally connected area and functional connectivity</text:p>
          </draw:text-box>
        </draw:frame>
        <draw:custom-shape draw:style-name="gr1" draw:text-style-name="P3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4" draw:text-style-name="P3" draw:layer="Layout" svg:width="4.6cm" svg:height="1.4cm" svg:x="11.8cm" svg:y="6.6cm">
          <text:p text:style-name="P3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10.6cm" svg:x="0.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2cm" svg:height="1.4cm" svg:x="3cm" svg:y="5.6cm">
          <text:p text:style-name="P3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6.4cm" svg:height="1.4cm" svg:x="20.4cm" svg:y="3.4cm">
          <text:p text:style-name="P3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4cm" svg:height="1.4cm" svg:x="16cm" svg:y="1.8cm">
          <text:p text:style-name="P3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4cm" svg:height="1.4cm" svg:x="2.6cm" svg:y="7.4cm">
          <text:p text:style-name="P3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0.6cm" svg:y="14.8cm">
          <text:p text:style-name="P3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4.2cm" svg:height="1.4cm" svg:x="21.8cm" svg:y="1.8cm">
          <text:p text:style-name="P3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1.4cm" svg:x="11.2cm" svg:y="18.4cm">
          <text:p text:style-name="P3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1.4cm" svg:x="18.6cm" svg:y="16.6cm">
          <text:p text:style-name="P3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4cm" svg:x="1.6cm" svg:y="17.6cm">
          <text:p text:style-name="P3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frame draw:style-name="gr2" draw:text-style-name="P5" draw:layer="layout" svg:width="5.6cm" svg:height="1.673cm" svg:x="7.2cm" svg:y="5.4cm">
          <draw:text-box>
            <text:p text:style-name="P5">Calculates patch size</text:p>
          </draw:text-box>
        </draw:frame>
        <draw:frame draw:style-name="gr2" draw:text-style-name="P5" draw:layer="layout" svg:width="5.2cm" svg:height="3.095cm" svg:x="7.6cm" svg:y="7.6cm">
          <draw:text-box>
            <text:p text:style-name="P5">Calculates fragment size and structural connectivity</text:p>
          </draw:text-box>
        </draw:frame>
        <draw:frame draw:style-name="gr2" draw:text-style-name="P5" draw:layer="layout" svg:width="10.6cm" svg:height="0.962cm" svg:x="1.4cm" svg:y="11.4cm">
          <draw:text-box>
            <text:p text:style-name="P5">Calculates percentage of habitat</text:p>
          </draw:text-box>
        </draw:frame>
        <draw:frame draw:style-name="gr2" draw:text-style-name="P5" draw:layer="layout" svg:width="10.6cm" svg:height="1.673cm" svg:x="1.2cm" svg:y="13.938cm">
          <draw:text-box>
            <text:p text:style-name="P5">Calculates functionally connected area and functional connectivity</text:p>
          </draw:text-box>
        </draw:frame>
        <draw:custom-shape draw:style-name="gr4" draw:text-style-name="P3" xml:id="id1" draw:id="id1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.9cm" svg:y1="3.6cm" svg:x2="3cm" svg:y2="6.3cm" draw:start-shape="id1" draw:start-glue-point="3" draw:end-shape="id2" draw:end-glue-point="3" svg:d="M2900 3600h-501v2700h601" svg:viewBox="0 0 602 2701">
          <text:p/>
        </draw:connector>
        <draw:connector draw:style-name="gr8" draw:text-style-name="P4" draw:layer="layout" svg:x1="2.9cm" svg:y1="3.6cm" svg:x2="2.6cm" svg:y2="8.1cm" draw:start-shape="id1" draw:start-glue-point="3" draw:end-shape="id3" svg:d="M2900 3600h-801v4500h501" svg:viewBox="0 0 802 4501">
          <text:p/>
        </draw:connector>
        <draw:connector draw:style-name="gr8" draw:text-style-name="P4" draw:layer="layout" svg:x1="2.9cm" svg:y1="3.6cm" svg:x2="1.4cm" svg:y2="13.3cm" draw:start-shape="id1" draw:start-glue-point="3" draw:end-shape="id4" draw:end-glue-point="3" svg:d="M2900 3600h-2001v9700h501" svg:viewBox="0 0 2002 9701">
          <text:p/>
        </draw:connector>
        <draw:connector draw:style-name="gr8" draw:text-style-name="P4" draw:layer="layout" svg:x1="18.7cm" svg:y1="3.2cm" svg:x2="5.6cm" svg:y2="10.7cm" draw:start-shape="id5" draw:start-glue-point="2" draw:end-shape="id6" draw:end-glue-point="1" svg:d="M18700 3200v7500h-13100" svg:viewBox="0 0 13101 7501">
          <text:p/>
        </draw:connector>
        <draw:connector draw:style-name="gr8" draw:text-style-name="P4" draw:layer="layout" draw:line-skew="0.057cm" svg:x1="23.9cm" svg:y1="1.8cm" svg:x2="2.6cm" svg:y2="8.1cm" draw:start-shape="id7" draw:start-glue-point="0" draw:end-shape="id3" draw:end-glue-point="3" svg:d="M23900 1800v-444h-21801v6744h501" svg:viewBox="0 0 21802 6745">
          <text:p/>
        </draw:connector>
        <draw:connector draw:style-name="gr8" draw:text-style-name="P4" draw:layer="layout" draw:line-skew="2.2cm" svg:x1="20.4cm" svg:y1="4.1cm" svg:x2="9.6cm" svg:y2="13.3cm" draw:start-shape="id8" draw:start-glue-point="3" draw:end-shape="id4" draw:end-glue-point="1" svg:d="M20400 4100h-3200v9200h-7600" svg:viewBox="0 0 10801 9201">
          <text:p/>
        </draw:connector>
        <draw:custom-shape draw:style-name="gr1" draw:text-style-name="P3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4" draw:text-style-name="P3" draw:layer="Layout" svg:width="4.6cm" svg:height="1.4cm" svg:x="11.8cm" svg:y="6.6cm">
          <text:p text:style-name="P3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4.8cm" svg:height="9.6cm" svg:x="12.8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3cm" svg:y="5.6cm">
          <text:p text:style-name="P3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4cm" svg:y="3.4cm">
          <text:p text:style-name="P3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16cm" svg:y="1.8cm">
          <text:p text:style-name="P3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2.6cm" svg:y="7.4cm">
          <text:p text:style-name="P3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0.6cm" svg:y="14.8cm">
          <text:p text:style-name="P3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1.8cm" svg:y="1.8cm">
          <text:p text:style-name="P3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1.4cm" svg:x="11.2cm" svg:y="18.4cm">
          <text:p text:style-name="P3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1.4cm" svg:x="18.6cm" svg:y="16.6cm">
          <text:p text:style-name="P3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4cm" svg:x="1.6cm" svg:y="17.6cm">
          <text:p text:style-name="P3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frame draw:style-name="gr2" draw:text-style-name="P5" draw:layer="layout" svg:width="7.6cm" svg:height="3.806cm" svg:x="13cm" svg:y="5.2cm">
          <draw:text-box>
            <text:p text:style-name="P5">Classifies matrix-edge-core, calculates area of edge/core clumps, calculates percentage of edge/core</text:p>
          </draw:text-box>
        </draw:frame>
        <draw:frame draw:style-name="gr2" draw:text-style-name="P5" draw:layer="layout" svg:width="12.2cm" svg:height="0.962cm" svg:x="15.8cm" svg:y="9.638cm">
          <draw:text-box>
            <text:p text:style-name="P5">Calculates distance from habitat edges</text:p>
          </draw:text-box>
        </draw:frame>
        <draw:frame draw:style-name="gr2" draw:text-style-name="P5" draw:layer="layout" svg:width="10.6cm" svg:height="1.673cm" svg:x="17.1cm" svg:y="12.627cm">
          <draw:text-box>
            <text:p text:style-name="P5">Calculates indices of landscape diversity/heterogeneity</text:p>
          </draw:text-box>
        </draw:frame>
        <draw:custom-shape draw:style-name="gr4" draw:text-style-name="P3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4" draw:text-style-name="P3" draw:layer="Layout" svg:width="4.6cm" svg:height="1.4cm" svg:x="11.8cm" svg:y="6.6cm">
          <text:p text:style-name="P3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4.8cm" svg:height="9.6cm" svg:x="12.8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3cm" svg:y="5.6cm">
          <text:p text:style-name="P3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4cm" svg:y="3.4cm">
          <text:p text:style-name="P3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5.4cm" svg:height="1.4cm" svg:x="16cm" svg:y="1.8cm">
          <text:p text:style-name="P3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2.6cm" svg:y="7.4cm">
          <text:p text:style-name="P3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0.6cm" svg:y="14.8cm">
          <text:p text:style-name="P3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4.2cm" svg:height="1.4cm" svg:x="21.8cm" svg:y="1.8cm">
          <text:p text:style-name="P3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1.4cm" svg:x="11.2cm" svg:y="18.4cm">
          <text:p text:style-name="P3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1.4cm" svg:x="18.6cm" svg:y="16.6cm">
          <text:p text:style-name="P3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4cm" svg:x="1.6cm" svg:y="17.6cm">
          <text:p text:style-name="P3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frame draw:style-name="gr2" draw:text-style-name="P5" draw:layer="layout" svg:width="7.6cm" svg:height="3.806cm" svg:x="13cm" svg:y="5.2cm">
          <draw:text-box>
            <text:p text:style-name="P5">Classifies matrix-edge-core, calculates area of edge/core clumps, calculates percentage of edge/core</text:p>
          </draw:text-box>
        </draw:frame>
        <draw:frame draw:style-name="gr2" draw:text-style-name="P5" draw:layer="layout" svg:width="12.2cm" svg:height="0.962cm" svg:x="15.8cm" svg:y="9.638cm">
          <draw:text-box>
            <text:p text:style-name="P5">Calculates distance from habitat edges</text:p>
          </draw:text-box>
        </draw:frame>
        <draw:frame draw:style-name="gr2" draw:text-style-name="P5" draw:layer="layout" svg:width="10.6cm" svg:height="1.673cm" svg:x="17.1cm" svg:y="12.627cm">
          <draw:text-box>
            <text:p text:style-name="P5">Calculates indices of landscape diversity/heterogeneity</text:p>
          </draw:text-box>
        </draw:frame>
        <draw:custom-shape draw:style-name="gr4" draw:text-style-name="P3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6cm" svg:y1="10.7cm" svg:x2="20.6cm" svg:y2="6.9cm" draw:start-shape="id9" draw:start-glue-point="1" draw:end-shape="id10" draw:end-glue-point="3" svg:d="M5600 10700h7500v-3800h7500" svg:viewBox="0 0 15001 3801">
          <text:p/>
        </draw:connector>
        <draw:connector draw:style-name="gr8" draw:text-style-name="P4" draw:layer="layout" svg:x1="16cm" svg:y1="2.5cm" svg:x2="1.4cm" svg:y2="10.7cm" draw:start-shape="id11" draw:start-glue-point="3" draw:end-shape="id9" draw:end-glue-point="3" svg:d="M16000 2500h-15101v8200h501" svg:viewBox="0 0 15102 8201">
          <text:p/>
        </draw:connector>
        <draw:connector draw:style-name="gr8" draw:text-style-name="P4" draw:layer="layout" svg:x1="26cm" svg:y1="2.5cm" svg:x2="27cm" svg:y2="6.9cm" draw:start-shape="id12" draw:start-glue-point="1" draw:end-shape="id10" draw:end-glue-point="1" svg:d="M26000 2500h1501v4400h-501" svg:viewBox="0 0 1502 4401">
          <text:p/>
        </draw:connector>
        <draw:connector draw:style-name="gr8" draw:text-style-name="P4" draw:layer="layout" svg:x1="7.175cm" svg:y1="3.6cm" svg:x2="23.875cm" svg:y2="6.2cm" svg:d="M7175 3600h16700v2600" svg:viewBox="0 0 16701 2601">
          <text:p/>
        </draw:connector>
        <draw:connector draw:style-name="gr8" draw:text-style-name="P4" draw:layer="layout" svg:x1="18.7cm" svg:y1="3.2cm" svg:x2="20.3cm" svg:y2="11.8cm" draw:start-shape="id11" draw:start-glue-point="2" draw:end-shape="id13" draw:end-glue-point="3" svg:d="M18700 3200v8600h1600" svg:viewBox="0 0 1601 8601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5" draw:text-style-name="P4" draw:layer="layout" svg:width="10.493cm" svg:height="2.6cm" svg:x="10.6cm" svg:y="1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4.2cm" svg:height="1.4cm" svg:x="3cm" svg:y="5.6cm">
          <text:p text:style-name="P3"><text:span text:style-name="T1">patch_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4cm" svg:x="20.4cm" svg:y="3.4cm">
          <text:p text:style-name="P3"><text:span text:style-name="T1">connectivity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1.4cm" svg:x="16cm" svg:y="1.8cm">
          <text:p text:style-name="P3"><text:span text:style-name="T1">get_size_pix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5.4cm" svg:height="1.4cm" svg:x="2.6cm" svg:y="7.4cm">
          <text:p text:style-name="P3"><text:span text:style-name="T1">fragment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0.6cm" svg:y="14.8cm">
          <text:p text:style-name="P3"><text:span text:style-name="T1">createt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1.8cm" svg:y="1.8cm">
          <text:p text:style-name="P3"><text:span text:style-name="T1">frag_sc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4.6cm" svg:height="1.4cm" svg:x="11.8cm" svg:y="6.6cm">
          <text:p text:style-name="P3"><text:span text:style-name="T1">create_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4.8cm" svg:height="1.4cm" svg:x="11.2cm" svg:y="18.4cm">
          <text:p text:style-name="P3"><text:span text:style-name="T1">lsmetrics_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cm" svg:height="1.4cm" svg:x="18.6cm" svg:y="16.6cm">
          <text:p text:style-name="P3"><text:span text:style-name="T1">create_TXTinputBIODI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4cm" svg:x="1.6cm" svg:y="17.6cm">
          <text:p text:style-name="P3"><text:span text:style-name="T1">selectdirec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1.356cm" svg:x="9.6cm" svg:y="0cm">
          <draw:text-box>
            <text:p text:style-name="P2"><text:span text:style-name="T2">LSMetrics functions</text:span></text:p>
          </draw:text-box>
        </draw:frame>
        <draw:custom-shape draw:style-name="gr4" draw:text-style-name="P3" xml:id="id14" draw:id="id14" draw:layer="Layout" svg:width="8.2cm" svg:height="1.4cm" svg:x="1.4cm" svg:y="12.6cm">
          <text:p text:style-name="P3"><text:span text:style-name="T1">functional_conne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4.2cm" svg:height="1.4cm" svg:x="1.4cm" svg:y="10cm">
          <text:p text:style-name="P3"><text:span text:style-name="T1">percent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2.9cm" svg:y="2.9cm">
          <text:p text:style-name="P3"><text:span text:style-name="T1">rulesreclas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2" draw:id="id22" draw:layer="Layout" svg:width="6.4cm" svg:height="1.4cm" svg:x="20.3cm" svg:y="11.1cm">
          <text:p text:style-name="P3"><text:span text:style-name="T1">landscape_diversit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4.2cm" svg:height="1.4cm" svg:x="21.6cm" svg:y="8cm">
          <text:p text:style-name="P3"><text:span text:style-name="T1">dist_ed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0" draw:id="id20" draw:layer="Layout" svg:width="6.4cm" svg:height="1.4cm" svg:x="20.6cm" svg:y="6.2cm">
          <text:p text:style-name="P3"><text:span text:style-name="T1">edge_core</text:span></text:p>
          <draw:enhanced-geometry svg:viewBox="0 0 21600 21600" draw:type="rectangle" draw:enhanced-path="M 0 0 L 21600 0 21600 21600 0 21600 0 0 Z N"/>
        </draw:custom-shape>
        <draw:frame draw:style-name="gr9" draw:layer="layout" svg:width="4.693cm" svg:height="0.962cm" svg:x="16.4cm" svg:y="19.6cm">
          <draw:text-box>
            <text:p>Run all metrics</text:p>
          </draw:text-box>
        </draw:frame>
        <draw:connector draw:style-name="gr8" draw:text-style-name="P4" draw:layer="layout" svg:x1="5.5cm" svg:y1="14cm" svg:x2="13.6cm" svg:y2="18.4cm" draw:start-shape="id14" draw:end-shape="id15" draw:end-glue-point="0" svg:d="M5500 14000v2200h8100v2200" svg:viewBox="0 0 8101 4401">
          <text:p/>
        </draw:connector>
        <draw:connector draw:style-name="gr8" draw:text-style-name="P4" draw:layer="layout" svg:x1="5.6cm" svg:y1="10.7cm" svg:x2="13.6cm" svg:y2="18.4cm" draw:start-shape="id16" draw:start-glue-point="1" draw:end-shape="id15" draw:end-glue-point="0" svg:d="M5600 10700h8000v7700" svg:viewBox="0 0 8001 7701">
          <text:p/>
        </draw:connector>
        <draw:connector draw:style-name="gr8" draw:text-style-name="P4" draw:layer="layout" draw:line-skew="-4cm" svg:x1="5.3cm" svg:y1="8.8cm" svg:x2="13.6cm" svg:y2="18.4cm" draw:start-shape="id17" draw:start-glue-point="2" draw:end-shape="id15" draw:end-glue-point="0" svg:d="M5300 8800v800h8300v8800" svg:viewBox="0 0 8301 9601">
          <text:p/>
        </draw:connector>
        <draw:connector draw:style-name="gr8" draw:text-style-name="P4" draw:layer="layout" svg:x1="14.1cm" svg:y1="8cm" svg:x2="13.6cm" svg:y2="18.4cm" draw:start-shape="id18" draw:start-glue-point="2" draw:end-shape="id15" draw:end-glue-point="0" svg:d="M14100 8000v5200h-500v5200" svg:viewBox="0 0 501 10401">
          <text:p/>
        </draw:connector>
        <draw:connector draw:style-name="gr8" draw:text-style-name="P4" draw:layer="layout" draw:line-skew="-1.499cm 2.3cm" svg:x1="3cm" svg:y1="6.3cm" svg:x2="13.6cm" svg:y2="18.4cm" draw:start-shape="id19" draw:start-glue-point="3" draw:end-shape="id15" draw:end-glue-point="0" svg:d="M3000 6300h-2000v8700h12600v3400" svg:viewBox="0 0 12601 12101">
          <text:p/>
        </draw:connector>
        <draw:connector draw:style-name="gr8" draw:text-style-name="P4" draw:layer="layout" draw:line-skew="-0.9cm" svg:x1="20.6cm" svg:y1="6.9cm" svg:x2="16cm" svg:y2="19.1cm" draw:start-shape="id20" draw:start-glue-point="3" draw:end-shape="id15" draw:end-glue-point="1" svg:d="M20600 6900h-3200v12200h-1400" svg:viewBox="0 0 4601 12201">
          <text:p/>
        </draw:connector>
        <draw:connector draw:style-name="gr8" draw:text-style-name="P4" draw:layer="layout" draw:line-skew="-0.8cm" svg:x1="21.6cm" svg:y1="8.7cm" svg:x2="16cm" svg:y2="19.1cm" draw:start-shape="id21" draw:start-glue-point="3" draw:end-shape="id15" svg:d="M21600 8700h-3600v10400h-2000" svg:viewBox="0 0 5601 10401">
          <text:p/>
        </draw:connector>
        <draw:connector draw:style-name="gr8" draw:text-style-name="P4" draw:layer="layout" draw:line-skew="0.25cm" svg:x1="20.3cm" svg:y1="11.8cm" svg:x2="16cm" svg:y2="19.1cm" draw:start-shape="id22" draw:start-glue-point="3" draw:end-shape="id15" draw:end-glue-point="1" svg:d="M20300 11800h-1900v7300h-2400" svg:viewBox="0 0 4301 7301">
          <text:p/>
        </draw:connecto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 Niebuhr</meta:initial-creator>
    <meta:creation-date>2017-10-10T05:09:16.159157802</meta:creation-date>
    <dc:date>2017-10-10T06:06:28.522531846</dc:date>
    <dc:creator>B Niebuhr</dc:creator>
    <meta:editing-duration>PT25M40S</meta:editing-duration>
    <meta:editing-cycles>3</meta:editing-cycles>
    <meta:generator>LibreOffice/4.2.8.2$Linux_X86_64 LibreOffice_project/420m0$Build-2</meta:generator>
    <meta:document-statistic meta:object-count="223"/>
  </office:meta>
</office:document-meta>
</file>